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4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8.01pt"/>
    </style:style>
    <style:style style:name="co3" style:family="table-column">
      <style:table-column-properties fo:break-before="auto" style:column-width="32.66pt"/>
    </style:style>
    <style:style style:name="co5" style:family="table-column">
      <style:table-column-properties fo:break-before="auto" style:column-width="48.8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name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olguyev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olguyev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anin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olguyev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anin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olguyev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olguyev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olguyev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olguyev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olguyev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olguyev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olguyev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anin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olguyev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anin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olguyev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anin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anin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anin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olguyev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olguyev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olguyev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olguyev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olguyev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</table:table>
      <table:table table:name="Sheet2" table:style-name="ta1"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name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olguyev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olguyev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olguyev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olguyev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olguyev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olguyev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olguyev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olguyev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olguyev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olguyev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olguyev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olguyev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olguyev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olguyev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olguyev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olguyev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olguyev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anin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kanin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kanin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003" calcext:value-type="float">
            <text:p>2003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Sheet1.A1:Sheet1.C229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04">00/00/0000</text:date>, <text:time style:data-style-name="N2" text:time-value="10:54:27.50464841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ratik Gupte</meta:initial-creator>
    <meta:creation-date>2017-05-04T10:49:43.125121708</meta:creation-date>
    <dc:date>2017-07-04T10:54:53.694935332</dc:date>
    <meta:editing-duration>PT4H50M37S</meta:editing-duration>
    <meta:editing-cycles>37</meta:editing-cycles>
    <meta:generator>LibreOffice/5.3.1.2$Linux_X86_64 LibreOffice_project/30m0$Build-2</meta:generator>
    <meta:document-statistic meta:table-count="2" meta:cell-count="867" meta:object-count="0"/>
  </office:meta>
</office:document-meta>
</file>